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table:style-name="ce1">
            <draw:frame xmlns:presentation="urn:oasis:names:tc:opendocument:xmlns:presentation:1.0" draw:z-index="1" draw:id="id0" draw:style-name="a0" draw:name="Chart 1" svg:x="0.03543in" svg:y="0.04213in" svg:width="13.65157in" svg:height="5.5330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3" table:style-name="ce1">
            <text:p>36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0" table:style-name="ce1">
            <text:p>31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7" table:style-name="ce1">
            <text:p>347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7" table:style-name="ce1">
            <text:p>377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69" table:style-name="ce1">
            <text:p>369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68" table:style-name="ce1">
            <text:p>368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61" table:style-name="ce1">
            <text:p>361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88" table:style-name="ce1">
            <text:p>388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69" table:style-name="ce1">
            <text:p>369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63" table:style-name="ce1">
            <text:p>363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71" table:style-name="ce1">
            <text:p>371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77" table:style-name="ce1">
            <text:p>377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13" table:style-name="ce1">
            <text:p>313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80" table:style-name="ce1">
            <text:p>380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72" table:style-name="ce1">
            <text:p>372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58" table:style-name="ce1">
            <text:p>358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78" table:style-name="ce1">
            <text:p>378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372" table:formula="msoxl:=SUM(B1:B256)" table:style-name="ce1">
            <text:p>8737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1183616000000001" table:formula="msoxl:=B257/(B260/256)" table:style-name="ce1">
            <text:p>1,118361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000000" table:style-name="ce2">
            <text:p>20000000</text:p>
          </table:table-cell>
          <table:table-cell table:number-columns-repeated="16382"/>
        </table:table-row>
        <table:table-row table:number-rows-repeated="10483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currency-style style:name="N36P0" number:language="da" number:country="DK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36" number:language="da" number:country="DK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GateHouse A/S</dc:creator>
    <dc:date>2012-10-22T14:15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8.3810236220472pt" svg:width="982.9129921259843pt" chart:style-name="Crt0">
        <chart:legend chart:legend-position="end" chart:legend-align="center" chart:style-name="Lgnd"/>
        <chart:plot-area svg:x="32.39897637795275pt" svg:y="35.68551181102362pt" svg:width="843.2824409448818pt" svg:height="342.825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rk1.$A$1:.$A$256"/>
          </chart:axis>
          <chart:series chart:values-cell-range-address="Ark1.$B$1:.$B$256" chart:class="chart:bar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